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14b98" officeooo:paragraph-rsid="00014b98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margin-left="0cm" fo:text-align="justify" style:justify-single-word="false" fo:text-indent="0cm" style:auto-text-indent="false"/>
      <style:text-properties officeooo:rsid="000e397d" officeooo:paragraph-rsid="000e397d" fo:background-color="#ffff00"/>
    </style:style>
    <style:style style:name="P4" style:family="paragraph" style:parent-style-name="Text_20_body">
      <style:paragraph-properties fo:margin-left="0cm" fo:text-align="justify" style:justify-single-word="false" fo:text-indent="0cm" style:auto-text-indent="false"/>
      <style:text-properties style:font-name="Liberation Serif" officeooo:paragraph-rsid="000969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4c76" style:font-weight-asian="normal" style:font-weight-complex="normal"/>
    </style:style>
    <style:style style:name="T5" style:family="text">
      <style:text-properties fo:font-weight="normal" officeooo:rsid="000c0f50" style:font-weight-asian="normal" style:font-weight-complex="normal"/>
    </style:style>
    <style:style style:name="T6" style:family="text">
      <style:text-properties fo:font-weight="normal" officeooo:rsid="000e8997" style:font-weight-asian="normal" style:font-weight-complex="normal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09695f"/>
    </style:style>
    <style:style style:name="T9" style:family="text">
      <style:text-properties style:font-name="Liberation Serif" fo:background-color="#ffff00" loext:char-shading-value="0"/>
    </style:style>
    <style:style style:name="T10" style:family="text">
      <style:text-properties officeooo:rsid="0009695f"/>
    </style:style>
    <style:style style:name="T11" style:family="text">
      <style:text-properties style:font-name="Liberation Serif" officeooo:rsid="0009695f"/>
    </style:style>
    <style:style style:name="T12" style:family="text">
      <style:text-properties style:font-name="Liberation Serif" fo:font-weight="normal" officeooo:rsid="0009695f" style:font-weight-asian="normal" style:font-weight-complex="normal"/>
    </style:style>
    <style:style style:name="T13" style:family="text">
      <style:text-properties style:font-name="Liberation Serif" fo:font-weight="bold" officeooo:rsid="0009695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Question </text:span><text:span text:style-name="T4">0</text:span><text:span text:style-name="T6">7</text:span><text:span text:style-name="T3"><text:line-break/><text:line-break/></text:span><text:span text:style-name="T1">Create a data filter mechanism that can be used at screen level to filter out the data that user can see accordingly to dept association (created previously)</text:span><text:span text:style-name="T2"><text:line-break/></text:span></text:p>
      <text:p text:style-name="P3"><text:span text:style-name="T8">f</text:span><text:span text:style-name="T7">iles in sql\ddl\packages and <text:s/>sql\ddl\package-bodies</text:span></text:p>
      <text:p text:style-name="P4"><text:span text:style-name="T8">The function </text:span><text:span text:style-name="Strong_20_Emphasis"><text:span text:style-name="Source_20_Text"><text:span text:style-name="T12">filter_data_by_dept(p_dept_id NUMBER) RETURN SYS_REFCURSOR</text:span></text:span></text:span><text:span text:style-name="T8"> in the package body serves this exact purpose. It retrieves only the stock data (</text:span><text:span text:style-name="Source_20_Text"><text:span text:style-name="T8">item_loc_soh</text:span></text:span><text:span text:style-name="T8">) that belongs to a specific </text:span><text:span text:style-name="Strong_20_Emphasis"><text:span text:style-name="T12">dept_id</text:span></text:span><text:span text:style-name="T8">, </text:span><text:span text:style-name="T13">ensuring that users only see the data they are authorized to access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7T12:17:59.322000000</meta:creation-date>
    <dc:date>2025-02-07T13:51:37.770000000</dc:date>
    <meta:editing-duration>PT29M37S</meta:editing-duration>
    <meta:editing-cycles>17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3" meta:word-count="73" meta:character-count="496" meta:non-whitespace-character-count="422"/>
  </office:meta>
</office:document-meta>
</file>